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background-color="#000000">
        <style:background-image/>
      </style:paragraph-properties>
      <style:text-properties fo:font-style="normal" style:font-style-asian="normal" style:font-style-complex="normal"/>
    </style:style>
    <style:style style:name="P8"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style>
    <style:style style:name="P10"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style:font-name="Times New Roman" fo:font-size="12pt" fo:font-style="normal" style:font-size-asian="12pt" style:font-style-asian="normal" style:font-size-complex="12pt" style:font-style-complex="normal"/>
    </style:style>
    <style:style style:name="T10"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0">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7"><text:span text:style-name="T2">MENE, MENE, TEKEL, UPHARSIN. NUMBERNUMBER </text:span><text:span text:style-name="Emphasis"><text:span text:style-name="T3">WEIGHT</text:span></text:span><text:span text:style-name="T4"> </text:span><text:span text:style-name="T2">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8">A wrought iron gate was lifted, and then a second. Inside the mott yard even more provisions these of a </text:span><text:soft-page-break/><text:span text:style-name="T8">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pan text:style-name="T8">provisions from every other portion of the continent by the state of this baily. <text:line-break/><text:line-break/>The other three armies fell quickly. I bested the kadireich in single combat- as was his challenge. And </text:span><text:span text:style-name="T8">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8">not see it as the message of the gods we do. <text:line-break/><text:line-break/>The captain blinked. He was rapidly trying to make sense, to acclimate to this new change in the many </text:span><text:soft-page-break/><text:span text:style-name="T8">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8"/>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pan text:style-name="T8">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8">Misery was leaning over opposite edge of the baily walls. “The captain was a man of his word. Golao did exactly as he said. Look there is the dead concubinus being hauled away now.”</text:span><text:span text:style-name="T8"><text:line-break/></text:span></text:p>
      <text:p text:style-name="P2"><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pan text:style-name="T8"><text:line-break/>Struggling again and regaining power he made his horse come aside grandfathers, this time with a little tact and thought.<text:line-break/></text:span><text:span text:style-name="T8"><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pan text:style-name="T8"><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pan text:style-name="T8">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8">The alcove seemed tighter now more compact with the captain leaning against one wall. Stone's </text:span><text:span text:style-name="T8">outstretched hand nearly grazed the man as it went by, winding bandage. <text:line-break/></text:span><text:span text:style-name="T8">My men. How did they die.</text:span></text:p>
      <text:p text:style-name="P4"/>
      <text:p text:style-name="P2"><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9"><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9"><text:span text:style-name="T9">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9"><text:line-break/>So you're sure the rest of the families are doing stuff like this?<text:line-break/><text:line-break/></text:span><text:span text:style-name="T9">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The fire has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Before </text:p>
      <text:p text:style-name="P5"/>
      <text:p text:style-name="P5"><text:line-break/><text:line-break/><text:line-break/><text:line-break/>They went down one of the many side streets </text:p>
      <text:p text:style-name="P5"/>
      <text:p text:style-name="P5">The paving stones of the pathway<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soft-pag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6-03T10:11:18.64</dc:date>
    <dc:creator>Blake Stanger</dc:creator>
    <meta:editing-duration>P12DT11H29M46S</meta:editing-duration>
    <meta:editing-cycles>235</meta:editing-cycles>
    <meta:generator>OpenOffice/4.1.11$Win32 OpenOffice.org_project/4111m1$Build-9808</meta:generator>
    <meta:document-statistic meta:table-count="0" meta:image-count="1" meta:object-count="0" meta:page-count="111" meta:paragraph-count="1076" meta:word-count="48988" meta:character-count="266765"/>
  </office:meta>
</office:document-meta>
</file>